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1.27cm" svg:x="6.715cm" svg:y="4.175cm">
          <text:p text:style-name="P1"><text:span text:style-name="T1">Gestion</text:span></text:p>
          <text:p text:style-name="P1"><text:span text:style-name="T1">revend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9.89cm" svg:y="1.635cm">
          <text:p text:style-name="P1"><text:span text:style-name="T1">Revend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3.066cm" svg:y="4.175cm">
          <text:p text:style-name="P1"><text:span text:style-name="T1">Envoi liste</text:span></text:p>
          <text:p text:style-name="P1"><text:span text:style-name="T1">par utilisat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4cm" svg:height="1.27cm" svg:x="3.54cm" svg:y="6.715cm">
          <text:p text:style-name="P1"><text:span text:style-name="T1">Ajout/suppression</text:span></text:p>
          <text:p text:style-name="P1"><text:span text:style-name="T1">de comp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9.89cm" svg:y="6.715cm">
          <text:p text:style-name="P1"><text:span text:style-name="T1">Groupement des</text:span></text:p>
          <text:p text:style-name="P1"><text:span text:style-name="T1">informatio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1cm" svg:y1="6.715cm" svg:x2="7.985cm" svg:y2="5.445cm" draw:start-shape="id1" draw:start-glue-point="0" draw:end-shape="id2" draw:end-glue-point="2" svg:d="M4810 6715v-635h3175v-635" svg:viewBox="0 0 3176 1271">
          <text:p/>
        </draw:connector>
        <draw:connector draw:style-name="gr2" draw:text-style-name="P1" draw:layer="layout" svg:x1="11.16cm" svg:y1="6.715cm" svg:x2="7.985cm" svg:y2="5.445cm" draw:start-shape="id3" draw:start-glue-point="0" draw:end-shape="id2" draw:end-glue-point="2" svg:d="M11160 6715v-635h-3175v-635" svg:viewBox="0 0 3176 1271">
          <text:p/>
        </draw:connector>
        <draw:connector draw:style-name="gr2" draw:text-style-name="P1" draw:layer="layout" svg:x1="14.336cm" svg:y1="4.175cm" svg:x2="11.16cm" svg:y2="2.905cm" draw:start-shape="id4" draw:start-glue-point="0" draw:end-shape="id5" svg:d="M14336 4175v-635h-3176v-635" svg:viewBox="0 0 3177 1271">
          <text:p/>
        </draw:connector>
        <draw:connector draw:style-name="gr2" draw:text-style-name="P1" draw:layer="layout" svg:x1="7.985cm" svg:y1="4.175cm" svg:x2="11.16cm" svg:y2="2.905cm" draw:start-shape="id2" draw:start-glue-point="0" draw:end-shape="id5" draw:end-glue-point="2" svg:d="M7985 4175v-635h3175v-635" svg:viewBox="0 0 3176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57:20.155893097</meta:creation-date>
    <dc:date>2015-05-24T17:41:47.928312726</dc:date>
    <meta:editing-duration>PT10M6S</meta:editing-duration>
    <meta:editing-cycles>2</meta:editing-cycles>
    <meta:generator>LibreOffice/4.3.7.2$Linux_X86_64 LibreOffice_project/430m0$Build-2</meta:generator>
    <meta:document-statistic meta:object-count="9"/>
  </office:meta>
</office:document-meta>
</file>